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800001426000007DBF5C1003F52F62BED.svm" manifest:media-type="image/x-svm"/>
  <manifest:file-entry manifest:full-path="Pictures/10000001000000C30000004C478B376B4548AFC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201in" fo:border="0.25pt solid #000000" style:writing-mode="lr-tb"/>
    </style:style>
    <style:style style:name="Table1.A2" style:family="table-cell">
      <style:table-cell-properties fo:padding="0.0201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01in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0.2813in" style:use-optimal-row-height="false"/>
    </style:style>
    <style:style style:name="P1" style:family="paragraph" style:parent-style-name="Normal">
      <style:text-properties officeooo:paragraph-rsid="001a4ae3"/>
    </style:style>
    <style:style style:name="P2" style:family="paragraph" style:parent-style-name="Normal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officeooo:paragraph-rsid="001911f9" style:font-name-asian="Calibri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6" style:family="paragraph" style:parent-style-name="Table_20_Heading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10" style:family="paragraph" style:parent-style-name="Standard">
      <style:text-properties officeooo:paragraph-rsid="001911f9"/>
    </style:style>
    <style:style style:name="P11" style:family="paragraph" style:parent-style-name="Standard">
      <style:paragraph-properties fo:text-align="end" style:justify-single-word="false"/>
      <style:text-properties officeooo:paragraph-rsid="001911f9"/>
    </style:style>
    <style:style style:name="P12" style:family="paragraph" style:parent-style-name="Table_20_Contents">
      <style:paragraph-properties fo:text-align="end" style:justify-single-word="false"/>
      <style:text-properties officeooo:paragraph-rsid="001911f9"/>
    </style:style>
    <style:style style:name="P13" style:family="paragraph" style:parent-style-name="Standard">
      <style:paragraph-properties fo:text-align="end" style:justify-single-word="false"/>
      <style:text-properties officeooo:paragraph-rsid="001acc6e"/>
    </style:style>
    <style:style style:name="P14" style:family="paragraph" style:parent-style-name="Standard">
      <style:text-properties officeooo:paragraph-rsid="001acc6e"/>
    </style:style>
    <style:style style:name="P15" style:family="paragraph" style:parent-style-name="Standard" style:master-page-name="MP0">
      <style:paragraph-properties style:page-number="auto" fo:break-before="page"/>
      <style:text-properties style:font-name="Calibri" fo:font-size="11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style:paragraph-properties fo:text-align="start"/>
      <style:text-properties style:font-name="Calibri1" fo:font-size="11pt"/>
    </style:style>
    <style:style style:name="P18" style:family="paragraph">
      <style:paragraph-properties fo:text-align="star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911f9" style:font-size-asian="11pt" style:font-size-complex="11pt"/>
    </style:style>
    <style:style style:name="T3" style:family="text">
      <style:text-properties style:font-name="Calibri" fo:font-size="11pt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Note&quot;, &quot;Type&quot; FROM &quot;biblio&quot;"/>
            <form:option form:label="Franklin Rehabilitation 7253 76th Street Franklin, WI 53132 (414) 425-9700"/>
            <form:option form:label="Innovative Health and Fitness"/>
          </form:listbox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4" form:id="control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9" form:id="control9" form:data-field="Number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8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4" form:id="control14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9"><draw:control text:anchor-type="as-char" draw:z-index="2" draw:name="Shape1" draw:style-name="gr1" draw:text-style-name="P17" svg:width="2.426in" svg:height="0.2921in" draw:control="control1"/></text:p>
      <text:p text:style-name="P4"/>
      <text:p text:style-name="Standard"><text:span text:style-name="Default_20_Paragraph_20_Font"><text:span text:style-name="T1">Patient Name: </text:span></text:span><text:span text:style-name="T1"><draw:control text:anchor-type="as-char" draw:z-index="3" draw:name="Shape2" draw:style-name="gr1" draw:text-style-name="P16" svg:width="1.9248in" svg:height="0.2579in" draw:control="control2"/></text:span></text:p>
      <text:p text:style-name="P4"/>
      <text:p text:style-name="P10"><text:span text:style-name="Default_20_Paragraph_20_Font"><text:span text:style-name="T1">Account Number: </text:span></text:span><text:span text:style-name="T1"><draw:control text:anchor-type="as-char" draw:z-index="4" draw:name="Shape2_0" draw:style-name="gr1" draw:text-style-name="P16" svg:width="1.9248in" svg:height="0.2579in" draw:control="control3"/></text:span></text:p>
      <text:p text:style-name="P4"/>
      <text:p text:style-name="P10"><text:span text:style-name="Default_20_Paragraph_20_Font"><text:span text:style-name="T1">Date of Refund Request: </text:span></text:span><text:span text:style-name="T1"><draw:control text:anchor-type="as-char" svg:y="-0.2075in" draw:z-index="5" draw:name="Shape3" draw:style-name="gr3" draw:text-style-name="P18" svg:width="1.3858in" svg:height="0.2567in" draw:control="control4"/></text:span></text:p>
      <text:p text:style-name="P4"/>
      <table:table table:name="Table1" table:style-name="Table1">
        <table:table-column table:style-name="Table1.A" table:number-columns-repeated="2"/>
        <table:table-row table:style-name="TableLine1733884009808">
          <table:table-cell table:style-name="Table1.A1" office:value-type="string">
            <text:p text:style-name="P6">Date(s) of Service</text:p>
          </table:table-cell>
          <table:table-cell table:style-name="Table1.B1" office:value-type="string">
            <text:p text:style-name="P6">Amount</text:p>
          </table:table-cell>
        </table:table-row>
        <table:table-row table:style-name="TableLine1733883999744">
          <table:table-cell table:style-name="Table1.A2" office:value-type="string">
            <text:p text:style-name="Standard"><draw:control text:anchor-type="as-char" draw:z-index="6" draw:name="Shape4" draw:style-name="gr1" draw:text-style-name="P16" svg:width="1.115in" svg:height="0.198in" draw:control="control5"/></text:p>
          </table:table-cell>
          <table:table-cell table:style-name="Table1.B2" office:value-type="string">
            <text:p text:style-name="P11"><draw:control text:anchor-type="as-char" draw:z-index="8" draw:name="Shape4_7" draw:style-name="gr1" draw:text-style-name="P16" svg:width="1.115in" svg:height="0.198in" draw:control="control7"/></text:p>
          </table:table-cell>
        </table:table-row>
        <table:table-row table:style-name="TableLine1733883998928">
          <table:table-cell table:style-name="Table1.A2" office:value-type="string">
            <text:p text:style-name="P10"><draw:control text:anchor-type="as-char" svg:y="-0.1618in" draw:z-index="7" draw:name="Shape4_0" draw:style-name="gr2" draw:text-style-name="P16" svg:width="1.115in" svg:height="0.198in" draw:control="control6"/></text:p>
          </table:table-cell>
          <table:table-cell table:style-name="Table1.B2" office:value-type="string">
            <text:p text:style-name="P11"><draw:control text:anchor-type="as-char" draw:z-index="9" draw:name="Shape4_8" draw:style-name="gr1" draw:text-style-name="P16" svg:width="1.115in" svg:height="0.198in" draw:control="control8"/></text:p>
          </table:table-cell>
        </table:table-row>
        <table:table-row table:style-name="TableLine1733883999200">
          <table:table-cell table:style-name="Table1.A2" office:value-type="string">
            <text:p text:style-name="P14"><draw:control text:anchor-type="as-char" draw:z-index="22" draw:name="Shape4_1" draw:style-name="gr1" draw:text-style-name="P16" svg:width="1.115in" svg:height="0.198in" draw:control="control21"/></text:p>
          </table:table-cell>
          <table:table-cell table:style-name="Table1.B2" office:value-type="string">
            <text:p text:style-name="P13"><draw:control text:anchor-type="as-char" draw:z-index="23" draw:name="Shape4_2" draw:style-name="gr1" draw:text-style-name="P16" svg:width="1.115in" svg:height="0.198in" draw:control="control22"/></text:p>
          </table:table-cell>
        </table:table-row>
        <table:table-row table:style-name="Table1.5">
          <table:table-cell table:style-name="Table1.A2" office:value-type="string">
            <text:p text:style-name="P5">Total:</text:p>
          </table:table-cell>
          <table:table-cell table:style-name="Table1.B2" office:value-type="string">
            <text:p text:style-name="P12"><text:span text:style-name="Default_20_Paragraph_20_Font"><text:span text:style-name="T2">$ </text:span></text:span><text:span text:style-name="T2"><draw:control text:anchor-type="as-char" draw:z-index="10" draw:name="Shape5" draw:style-name="gr1" draw:text-style-name="P18" svg:width="1.1323in" svg:height="0.213in" draw:control="control9"/></text:span></text:p>
          </table:table-cell>
        </table:table-row>
      </table:table>
      <text:p text:style-name="P4"/>
      <text:p text:style-name="P7">Issue To:</text:p>
      <text:p text:style-name="P10"><text:span text:style-name="Default_20_Paragraph_20_Font"><text:span text:style-name="T1">(Name) </text:span></text:span><text:span text:style-name="T1"><draw:control text:anchor-type="as-char" draw:z-index="11" draw:name="Shape2_1" draw:style-name="gr1" draw:text-style-name="P16" svg:width="1.9248in" svg:height="0.2579in" draw:control="control10"/></text:span></text:p>
      <text:p text:style-name="Standard"><text:span text:style-name="Default_20_Paragraph_20_Font"><text:span text:style-name="T1"/></text:span></text:p>
      <text:p text:style-name="P10"><text:span text:style-name="Default_20_Paragraph_20_Font"><text:span text:style-name="T1">(Address) </text:span></text:span><text:span text:style-name="T1"><draw:control text:anchor-type="as-char" draw:z-index="12" draw:name="Shape2_2" draw:style-name="gr1" draw:text-style-name="P16" svg:width="3.7823in" svg:height="0.2579in" draw:control="control11"/></text:span></text:p>
      <text:p text:style-name="P4"/>
      <text:p text:style-name="P10"><text:span text:style-name="Default_20_Paragraph_20_Font"><text:span text:style-name="T1">(City, State, Zip) </text:span></text:span><text:span text:style-name="T1"><draw:control text:anchor-type="as-char" draw:z-index="13" draw:name="Shape2_3" draw:style-name="gr1" draw:text-style-name="P16" svg:width="3.6425in" svg:height="0.2579in" draw:control="control12"/></text:span></text:p>
      <text:p text:style-name="P4"/>
      <text:p text:style-name="P8">Reason for Refund:<text:bookmark text:name="_Hlk58263926"/></text:p>
      <text:p text:style-name="P2"><draw:control text:anchor-type="as-char" draw:z-index="15" draw:name="Shape6" draw:style-name="gr1" draw:text-style-name="P17" svg:width="1.5732in" svg:height="0.2398in" draw:control="control14"/></text:p>
      <text:p text:style-name="P2"/>
      <text:p text:style-name="Normal"><text:span text:style-name="Default_20_Paragraph_20_Font"><text:span text:style-name="T3">Other Reason for Refund: </text:span></text:span></text:p>
      <text:p text:style-name="P3"><draw:control text:anchor-type="as-char" draw:z-index="14" draw:name="Shape2_4" draw:style-name="gr1" draw:text-style-name="P16" svg:width="3.7488in" svg:height="0.4394in" draw:control="control13"/></text:p>
      <text:p text:style-name="P3"/>
      <text:p text:style-name="P1"><text:span text:style-name="Default_20_Paragraph_20_Font"><text:span text:style-name="T3">Submitted By: </text:span></text:span><text:span text:style-name="T3"><draw:control text:anchor-type="as-char" draw:z-index="16" draw:name="Shape2_5" draw:style-name="gr1" draw:text-style-name="P16" svg:width="1.9248in" svg:height="0.2579in" draw:control="control15"/></text:span></text:p>
      <text:p text:style-name="P2"/>
      <text:p text:style-name="P1"><text:span text:style-name="Default_20_Paragraph_20_Font"><text:span text:style-name="T3">Verified By: </text:span></text:span><text:span text:style-name="T3"><draw:control text:anchor-type="as-char" draw:z-index="17" draw:name="Shape2_6" draw:style-name="gr1" draw:text-style-name="P16" svg:width="1.9248in" svg:height="0.2579in" draw:control="control16"/></text:span></text:p>
      <text:p text:style-name="P2"/>
      <text:p text:style-name="P1"><text:span text:style-name="Default_20_Paragraph_20_Font"><text:span text:style-name="T3">Approved By: </text:span></text:span><text:span text:style-name="T3"><draw:control text:anchor-type="as-char" draw:z-index="18" draw:name="Shape2_7" draw:style-name="gr1" draw:text-style-name="P16" svg:width="1.9248in" svg:height="0.2579in" draw:control="control17"/></text:span></text:p>
      <text:p text:style-name="P2"/>
      <text:p text:style-name="P1"><text:span text:style-name="Default_20_Paragraph_20_Font"><text:span text:style-name="T3">Voucher Number: </text:span></text:span><text:span text:style-name="T3"><draw:control text:anchor-type="as-char" draw:z-index="19" draw:name="Shape2_8" draw:style-name="gr1" draw:text-style-name="P16" svg:width="1.9248in" svg:height="0.2579in" draw:control="control18"/></text:span></text:p>
      <text:p text:style-name="P2"/>
      <text:p text:style-name="P1"><text:span text:style-name="Default_20_Paragraph_20_Font"><text:span text:style-name="T3">Check #: </text:span></text:span><text:span text:style-name="Default_20_Paragraph_20_Font"><text:span text:style-name="T3"><draw:control text:anchor-type="as-char" draw:z-index="20" draw:name="Shape2_9" draw:style-name="gr1" draw:text-style-name="P16" svg:width="1.9248in" svg:height="0.2579in" draw:control="control19"/></text:span></text:span></text:p>
      <text:p text:style-name="P2"/>
      <text:p text:style-name="P1"><text:soft-page-break/><text:span text:style-name="Default_20_Paragraph_20_Font"><text:span text:style-name="T3">Check Issued By: </text:span></text:span><text:span text:style-name="Default_20_Paragraph_20_Font"><text:span text:style-name="T3"><draw:control text:anchor-type="as-char" draw:z-index="21" draw:name="Shape2_10" draw:style-name="gr1" draw:text-style-name="P16" svg:width="1.9248in" svg:height="0.2579in" draw:control="control20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ne_20_numbering" style:display-name="Line numbering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Image2" text:anchor-type="as-char" svg:width="2in" svg:height="0.9201in" draw:z-index="1"><draw:image xlink:href="Pictures/2000000800001426000007DBF5C1003F52F62BED.svm" xlink:type="simple" xlink:show="embed" xlink:actuate="onLoad" draw:mime-type="image/x-svm"/><draw:image xlink:href="Pictures/10000001000000C30000004C478B376B4548AFCC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2-26T20:48:00Z</meta:creation-date>
    <dc:date>2021-08-27T09:22:32.918000000</dc:date>
    <meta:editing-cycles>10</meta:editing-cycles>
    <meta:editing-duration>PT1H27S</meta:editing-duration>
    <meta:document-statistic meta:table-count="1" meta:image-count="1" meta:object-count="0" meta:page-count="2" meta:paragraph-count="29" meta:word-count="41" meta:character-count="256" meta:non-whitespace-character-count="220"/>
    <meta:template xlink:type="simple" xlink:actuate="onRequest" xlink:title="" xlink:href="../../../sarah.frye/Downloads/Advent%20Refund%20Request%20Sheet%20Libre%20(2).odt/Normal.dotm"/>
  </office:meta>
</office:document-meta>
</file>